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1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0000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0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mmuteT_Tto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average</text:p>
          </table:table-cell>
          <table:table-cell office:value-type="string">
            <text:p>more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very short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table:style-name="ce2" office:value-type="string">
            <text:p>moreNormal</text:p>
          </table:table-cell>
          <table:table-cell table:number-columns-repeated="2" table:style-name="ce1" office:value-type="string">
            <text:p>lots</text:p>
          </table:table-cell>
        </table:table-row>
        <table:table-row table:style-name="ro1">
          <table:table-cell office:value-type="string">
            <text:p>short</text:p>
          </table:table-cell>
          <table:table-cell office:value-type="string">
            <text:p>little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number-columns-repeated="2" table:style-name="ce1" office:value-type="string">
            <text:p>lots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" office:value-type="string">
            <text:p>very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style-name="ce1" office:value-type="string">
            <text:p>lots</text:p>
          </table:table-cell>
        </table:table-row>
        <table:table-row table:style-name="ro1">
          <table:table-cell office:value-type="string">
            <text:p>long</text:p>
          </table:table-cell>
          <table:table-cell table:style-name="ce1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</table:table-row>
        <table:table-row table:style-name="ro1">
          <table:table-cell office:value-type="string">
            <text:p>very long</text:p>
          </table:table-cell>
          <table:table-cell table:number-columns-repeated="2" table:style-name="ce1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aseSleep_Tto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average</text:p>
          </table:table-cell>
          <table:table-cell office:value-type="string">
            <text:p>more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hard</text:p>
          </table:table-cell>
          <table:table-cell table:number-columns-repeated="2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string">
            <text:p>normal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easy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number-columns-repeated="2" office:value-type="string">
            <text:p>lots</text:p>
          </table:table-cell>
        </table:table-row>
      </table:table>
      <table:table table:name="commuteT_ease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 short</text:p>
          </table:table-cell>
          <table:table-cell office:value-type="string">
            <text:p>short</text:p>
          </table:table-cell>
          <table:table-cell office:value-type="string">
            <text:p>average</text:p>
          </table:table-cell>
          <table:table-cell office:value-type="string">
            <text:p>long</text:p>
          </table:table-cell>
          <table:table-cell office:value-type="string">
            <text:p>very long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  <table:table-cell office:value-type="string">
            <text:p>little</text:p>
          </table:table-cell>
          <table:table-cell office:value-type="string">
            <text:p>veryLittle</text:p>
          </table:table-cell>
        </table:table-row>
        <table:table-row table:style-name="ro1">
          <table:table-cell office:value-type="string">
            <text:p>normal</text:p>
          </table:table-cell>
          <table:table-cell office:value-type="string">
            <text:p>lots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  <table:table-cell office:value-type="string">
            <text:p>little</text:p>
          </table:table-cell>
        </table:table-row>
        <table:table-row table:style-name="ro1">
          <table:table-cell office:value-type="string">
            <text:p>easy</text:p>
          </table:table-cell>
          <table:table-cell table:number-columns-repeated="2" office:value-type="string">
            <text:p>lots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</table:table-row>
      </table:table>
      <table:table table:name="testi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row table:style-name="ro1">
          <table:table-cell/>
          <table:table-cell office:value-type="string">
            <text:p>LastMeal/Drink</text:p>
          </table:table-cell>
          <table:table-cell office:value-type="string">
            <text:p>SleptDayBefore</text:p>
          </table:table-cell>
          <table:table-cell office:value-type="string">
            <text:p>ActivityDuringDay</text:p>
          </table:table-cell>
          <table:table-cell table:style-name="ce1" office:value-type="string">
            <text:p>EasinessOfFallingAsleep</text:p>
          </table:table-cell>
          <table:table-cell office:value-type="string">
            <text:p>commuteTime</text:p>
          </table:table-cell>
          <table:table-cell table:style-name="Default" office:value-type="string">
            <text:p>easeSleep</text:p>
          </table:table-cell>
          <table:table-cell table:style-name="Default" office:value-type="string">
            <text:p>timeToSleep</text:p>
          </table:table-cell>
          <table:table-cell office:value-type="string">
            <text:p>SleepDurationMod</text:p>
          </table:table-cell>
          <table:table-cell office:value-type="string">
            <text:p>TimeSlept</text:p>
          </table:table-cell>
          <table:table-cell office:value-type="string">
            <text:p>currentSleepCycle</text:p>
          </table:table-cell>
          <table:table-cell table:style-name="Default" office:value-type="string">
            <text:p>timeAvailableToSleep</text:p>
          </table:table-cell>
          <table:table-cell office:value-type="string">
            <text:p>qualityOfSleep</text:p>
          </table:table-cell>
          <table:table-cell office:value-type="string">
            <text:p>volumeOfAlarm</text:p>
          </table:table-cell>
          <table:table-cell office:value-type="string">
            <text:p>coffee</text:p>
          </table:table-cell>
        </table:table-row>
        <table:table-row table:style-name="ro1">
          <table:table-cell office:value-type="string">
            <text:p>Average Me</text:p>
          </table:table-cell>
          <table:table-cell office:value-type="float" office:value="60">
            <text:p>60</text:p>
          </table:table-cell>
          <table:table-cell office:value-type="float" office:value="360">
            <office:annotation draw:style-name="gr1" draw:text-style-name="P1" svg:width="2.899cm" svg:height="0.596cm" svg:x="9.119cm" svg:y="0cm" draw:caption-point-x="-0.61cm" draw:caption-point-y="0.436cm">
              <dc:date>2014-11-19T00:00:00</dc:date>
              <text:p text:style-name="P1"><text:span text:style-name="T1">6 hours sleep</text:span></text:p>
            </office:annotation>
            <text:p>360</text:p>
          </table:table-cell>
          <table:table-cell office:value-type="float" office:value="2400">
            <text:p>2400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E2]" office:value-type="float" office:value="0.5">
            <text:p>0.5</text:p>
          </table:table-cell>
          <table:table-cell table:formula="of:=8*60" office:value-type="float" office:value="480">
            <office:annotation draw:style-name="gr2" draw:text-style-name="P1" svg:width="3.682cm" svg:height="1.009cm" svg:x="23.426cm" svg:y="0.584cm" draw:caption-point-x="-0.418cm" draw:caption-point-y="-0.148cm">
              <dc:date>2014-11-19T00:00:00</dc:date>
              <text:p text:style-name="P1"><text:span text:style-name="T1">Go to sleep at 1AM, first lecture at 9AM</text:span></text:p>
            </office:annotation>
            <text:p>480</text:p>
          </table:table-cell>
          <table:table-cell office:value-type="float" office:value="0.848">
            <text:p>0.848</text:p>
          </table:table-cell>
          <table:table-cell table:formula="of:=([.I2]*[.H2])/60" office:value-type="float" office:value="6.784">
            <office:annotation draw:style-name="gr1" draw:text-style-name="P1" svg:width="2.899cm" svg:height="4.941cm" svg:x="30.252cm" svg:y="0cm" draw:caption-point-x="-0.61cm" draw:caption-point-y="0.436cm">
              <dc:date>2014-11-19T00:00:00</dc:date>
              <text:p text:style-name="P1"><text:span text:style-name="T1">This would indicate a wake up time of about 7.45AM for a bed time of 1AM, giving just 15minutes to get ready and leave the house.</text:span></text:p>
              <text:p text:style-name="P1"><text:span text:style-name="T1">Could be improved with further tuning.</text:span></text:p>
            </office:annotation>
            <text:p>6.784</text:p>
          </table:table-cell>
          <table:table-cell office:value-type="float" office:value="0.8">
            <text:p>0.8</text:p>
          </table:table-cell>
          <table:table-cell table:formula="of:=[.H2]" office:value-type="float" office:value="480">
            <text:p>480</text:p>
          </table:table-cell>
          <table:table-cell office:value-type="float" office:value="0.6">
            <text:p>0.6</text:p>
          </table:table-cell>
          <table:table-cell office:value-type="float" office:value="78.6">
            <text:p>78.6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WHPH</text:p>
          </table:table-cell>
          <table:table-cell office:value-type="float" office:value="15">
            <text:p>15</text:p>
          </table:table-cell>
          <table:table-cell office:value-type="float" office:value="240">
            <office:annotation draw:style-name="gr1" draw:text-style-name="P1" svg:width="2.899cm" svg:height="0.596cm" svg:x="9.119cm" svg:y="0cm" draw:caption-point-x="-0.61cm" draw:caption-point-y="0.863cm">
              <dc:date>2014-11-19T00:00:00</dc:date>
              <text:p text:style-name="P1"><text:span text:style-name="T1">4hrs sleep</text:span></text:p>
            </office:annotation>
            <text:p>240</text:p>
          </table:table-cell>
          <table:table-cell office:value-type="float" office:value="3000">
            <text:p>3000</text:p>
          </table:table-cell>
          <table:table-cell office:value-type="float" office:value="0.166">
            <text:p>0.166</text:p>
          </table:table-cell>
          <table:table-cell office:value-type="float" office:value="20">
            <text:p>20</text:p>
          </table:table-cell>
          <table:table-cell table:formula="of:=[.E3]" office:value-type="float" office:value="0.166">
            <text:p>0.166</text:p>
          </table:table-cell>
          <table:table-cell office:value-type="float" office:value="300">
            <office:annotation draw:style-name="gr1" draw:text-style-name="P1" svg:width="2.899cm" svg:height="1.386cm" svg:x="23.618cm" svg:y="0cm" draw:caption-point-x="-0.61cm" draw:caption-point-y="0.863cm">
              <dc:date>2014-11-19T00:00:00</dc:date>
              <text:p text:style-name="P1"><text:span text:style-name="T1">Goes to bed at 2am, meeting at 7am</text:span></text:p>
            </office:annotation>
            <text:p>300</text:p>
          </table:table-cell>
          <table:table-cell office:value-type="float" office:value="0.867">
            <text:p>0.867</text:p>
          </table:table-cell>
          <table:table-cell table:formula="of:=([.I3]*[.H3])/60" office:value-type="float" office:value="4.335">
            <office:annotation draw:style-name="gr1" draw:text-style-name="P1" svg:width="2.899cm" svg:height="2.176cm" svg:x="30.252cm" svg:y="0cm" draw:caption-point-x="-0.61cm" draw:caption-point-y="0.863cm">
              <dc:date>2014-11-19T00:00:00</dc:date>
              <text:p text:style-name="P1"><text:span text:style-name="T1">Person wakes up at around 6.20am, giving them 20mins to get ready.</text:span></text:p>
            </office:annotation>
            <text:p>4.335</text:p>
          </table:table-cell>
          <table:table-cell office:value-type="float" office:value="0.9">
            <text:p>0.9</text:p>
          </table:table-cell>
          <table:table-cell table:formula="of:=[.H3]" office:value-type="float" office:value="300">
            <text:p>300</text:p>
          </table:table-cell>
          <table:table-cell office:value-type="float" office:value="0.4">
            <text:p>0.4</text:p>
          </table:table-cell>
          <table:table-cell office:value-type="float" office:value="83">
            <text:p>83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SedateCommuter</text:p>
          </table:table-cell>
          <table:table-cell office:value-type="float" office:value="120">
            <text:p>120</text:p>
          </table:table-cell>
          <table:table-cell table:formula="of:=9*60"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.476">
            <text:p>0.476</text:p>
          </table:table-cell>
          <table:table-cell office:value-type="float" office:value="90">
            <office:annotation draw:style-name="gr1" draw:text-style-name="P1" svg:width="2.899cm" svg:height="0.596cm" svg:x="19.355cm" svg:y="0cm" draw:caption-point-x="-0.61cm" draw:caption-point-y="1.29cm">
              <dc:date>2014-11-19T00:00:00</dc:date>
              <text:p text:style-name="P1"><text:span text:style-name="T1">Longer commute</text:span></text:p>
            </office:annotation>
            <text:p>90</text:p>
          </table:table-cell>
          <table:table-cell table:formula="of:=[.E4]" office:value-type="float" office:value="0.476">
            <text:p>0.476</text:p>
          </table:table-cell>
          <table:table-cell office:value-type="float" office:value="600">
            <office:annotation draw:style-name="gr1" draw:text-style-name="P1" svg:width="2.899cm" svg:height="1.386cm" svg:x="23.618cm" svg:y="0cm" draw:caption-point-x="-0.61cm" draw:caption-point-y="1.29cm">
              <dc:date>2014-11-19T00:00:00</dc:date>
              <text:p text:style-name="P1"><text:span text:style-name="T1">Goes to bed at 11pm, 1st meeting at 9am</text:span></text:p>
            </office:annotation>
            <text:p>600</text:p>
          </table:table-cell>
          <table:table-cell office:value-type="float" office:value="0.82">
            <text:p>0.82</text:p>
          </table:table-cell>
          <table:table-cell table:formula="of:=([.I4]*[.H4])/60" office:value-type="float" office:value="8.2">
            <office:annotation draw:style-name="gr1" draw:text-style-name="P1" svg:width="2.899cm" svg:height="2.571cm" svg:x="30.252cm" svg:y="0cm" draw:caption-point-x="-0.61cm" draw:caption-point-y="1.29cm">
              <dc:date>2014-11-19T00:00:00</dc:date>
              <text:p text:style-name="P1"><text:span text:style-name="T1">Person wakes up around 7.12am, giving them around 18 minutes to get ready</text:span></text:p>
            </office:annotation>
            <text:p>8.2</text:p>
          </table:table-cell>
          <table:table-cell office:value-type="float" office:value="0.6">
            <text:p>0.6</text:p>
          </table:table-cell>
          <table:table-cell table:formula="of:=[.H4]" office:value-type="float" office:value="600">
            <text:p>600</text:p>
          </table:table-cell>
          <table:table-cell office:value-type="float" office:value="0.9">
            <text:p>0.9</text:p>
          </table:table-cell>
          <table:table-cell office:value-type="float" office:value="50">
            <text:p>50</text:p>
          </table:table-cell>
          <table:table-cell office:value-type="float" office:value="1.03">
            <text:p>1.0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Average Me</text:p>
          </table:table-cell>
          <table:table-cell office:value-type="float" office:value="60">
            <text:p>60</text:p>
          </table:table-cell>
          <table:table-cell office:value-type="float" office:value="360">
            <office:annotation draw:style-name="gr1" draw:text-style-name="P1" svg:width="2.899cm" svg:height="0.596cm" svg:x="9.119cm" svg:y="2.135cm" draw:caption-point-x="-0.61cm" draw:caption-point-y="0.436cm">
              <dc:date>2014-11-19T00:00:00</dc:date>
              <text:p text:style-name="P1"><text:span text:style-name="T1">6 hours sleep</text:span></text:p>
            </office:annotation>
            <text:p>360</text:p>
          </table:table-cell>
          <table:table-cell office:value-type="float" office:value="2400">
            <text:p>2400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E7]" office:value-type="float" office:value="0.5">
            <text:p>0.5</text:p>
          </table:table-cell>
          <table:table-cell table:formula="of:=8*60" office:value-type="float" office:value="480">
            <office:annotation draw:style-name="gr2" draw:text-style-name="P1" svg:width="3.682cm" svg:height="1.009cm" svg:x="23.426cm" svg:y="2.719cm" draw:caption-point-x="-0.418cm" draw:caption-point-y="-0.148cm">
              <dc:date>2014-11-19T00:00:00</dc:date>
              <text:p text:style-name="P1"><text:span text:style-name="T1">Go to sleep at 1AM, first lecture at 9AM</text:span></text:p>
            </office:annotation>
            <text:p>480</text:p>
          </table:table-cell>
          <table:table-cell office:value-type="float" office:value="0.814">
            <text:p>0.814</text:p>
          </table:table-cell>
          <table:table-cell table:formula="of:=([.I7]*[.H7])/60" office:value-type="float" office:value="6.512">
            <office:annotation office:display="true" draw:style-name="gr1" draw:text-style-name="P1" svg:width="2.899cm" svg:height="3.756cm" svg:x="30.772cm" svg:y="1.285cm" draw:caption-point-x="-1.13cm" draw:caption-point-y="1.286cm">
              <dc:date>2014-11-20T00:00:00</dc:date>
              <text:p text:style-name="P1"><text:span text:style-name="T1">This would indicate a wake up time of about 7.30AM for a bed time of 1AM</text:span></text:p>
              <text:p text:style-name="P1"><text:span text:style-name="T1"/></text:p>
              <text:p text:style-name="P1"><text:span text:style-name="T1">Commute 60min</text:span></text:p>
              <text:p text:style-name="P1"><text:span text:style-name="T1"/></text:p>
              <text:p text:style-name="P1"><text:span text:style-name="T1">30min get ready</text:span></text:p>
            </office:annotation>
            <text:p>6.512</text:p>
          </table:table-cell>
          <table:table-cell office:value-type="float" office:value="0.8">
            <text:p>0.8</text:p>
          </table:table-cell>
          <table:table-cell table:formula="of:=[.H7]" office:value-type="float" office:value="480">
            <text:p>480</text:p>
          </table:table-cell>
          <table:table-cell office:value-type="float" office:value="0.6">
            <text:p>0.6</text:p>
          </table:table-cell>
          <table:table-cell office:value-type="float" office:value="78.6">
            <text:p>78.6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WHPH</text:p>
          </table:table-cell>
          <table:table-cell office:value-type="float" office:value="15">
            <text:p>15</text:p>
          </table:table-cell>
          <table:table-cell office:value-type="float" office:value="240">
            <office:annotation draw:style-name="gr1" draw:text-style-name="P1" svg:width="2.899cm" svg:height="0.596cm" svg:x="9.119cm" svg:y="2.135cm" draw:caption-point-x="-0.61cm" draw:caption-point-y="0.863cm">
              <dc:date>2014-11-19T00:00:00</dc:date>
              <text:p text:style-name="P1"><text:span text:style-name="T1">4hrs sleep</text:span></text:p>
            </office:annotation>
            <text:p>240</text:p>
          </table:table-cell>
          <table:table-cell office:value-type="float" office:value="3000">
            <text:p>3000</text:p>
          </table:table-cell>
          <table:table-cell office:value-type="float" office:value="0.166">
            <text:p>0.166</text:p>
          </table:table-cell>
          <table:table-cell office:value-type="float" office:value="20">
            <text:p>20</text:p>
          </table:table-cell>
          <table:table-cell table:formula="of:=[.E8]" office:value-type="float" office:value="0.166">
            <text:p>0.166</text:p>
          </table:table-cell>
          <table:table-cell office:value-type="float" office:value="300">
            <office:annotation draw:style-name="gr1" draw:text-style-name="P1" svg:width="2.899cm" svg:height="1.386cm" svg:x="23.618cm" svg:y="2.135cm" draw:caption-point-x="-0.61cm" draw:caption-point-y="0.863cm">
              <dc:date>2014-11-19T00:00:00</dc:date>
              <text:p text:style-name="P1"><text:span text:style-name="T1">Goes to bed at 2am, meeting at 7am</text:span></text:p>
            </office:annotation>
            <text:p>300</text:p>
          </table:table-cell>
          <table:table-cell office:value-type="float" office:value="0.847">
            <text:p>0.847</text:p>
          </table:table-cell>
          <table:table-cell table:formula="of:=([.I8]*[.H8])/60" office:value-type="float" office:value="4.235">
            <office:annotation office:display="true" draw:style-name="gr1" draw:text-style-name="P1" svg:width="2.899cm" svg:height="2.966cm" svg:x="33.753cm" svg:y="5.483cm" draw:caption-point-x="-4.111cm" draw:caption-point-y="-2.485cm">
              <dc:date>2014-11-20T00:00:00</dc:date>
              <text:p text:style-name="P1"><text:span text:style-name="T1">Person wakes up at around 6.15am</text:span></text:p>
              <text:p text:style-name="P1"><text:span text:style-name="T1">Commute 20min</text:span></text:p>
              <text:p text:style-name="P1"><text:span text:style-name="T1"/></text:p>
              <text:p text:style-name="P1"><text:span text:style-name="T1">25mins to get ready</text:span></text:p>
            </office:annotation>
            <text:p>4.235</text:p>
          </table:table-cell>
          <table:table-cell office:value-type="float" office:value="0.9">
            <text:p>0.9</text:p>
          </table:table-cell>
          <table:table-cell table:formula="of:=[.H8]" office:value-type="float" office:value="300">
            <text:p>300</text:p>
          </table:table-cell>
          <table:table-cell office:value-type="float" office:value="0.4">
            <text:p>0.4</text:p>
          </table:table-cell>
          <table:table-cell office:value-type="float" office:value="83">
            <text:p>83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SedateCommuter</text:p>
          </table:table-cell>
          <table:table-cell office:value-type="float" office:value="120">
            <text:p>120</text:p>
          </table:table-cell>
          <table:table-cell table:formula="of:=9*60"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.476">
            <text:p>0.476</text:p>
          </table:table-cell>
          <table:table-cell office:value-type="float" office:value="90">
            <office:annotation draw:style-name="gr1" draw:text-style-name="P1" svg:width="2.899cm" svg:height="0.596cm" svg:x="19.355cm" svg:y="2.134cm" draw:caption-point-x="-0.61cm" draw:caption-point-y="1.29cm">
              <dc:date>2014-11-19T00:00:00</dc:date>
              <text:p text:style-name="P1"><text:span text:style-name="T1">Longer commute</text:span></text:p>
            </office:annotation>
            <text:p>90</text:p>
          </table:table-cell>
          <table:table-cell table:formula="of:=[.E9]" office:value-type="float" office:value="0.476">
            <text:p>0.476</text:p>
          </table:table-cell>
          <table:table-cell office:value-type="float" office:value="600">
            <office:annotation draw:style-name="gr1" draw:text-style-name="P1" svg:width="2.899cm" svg:height="1.386cm" svg:x="23.618cm" svg:y="2.134cm" draw:caption-point-x="-0.61cm" draw:caption-point-y="1.29cm">
              <dc:date>2014-11-19T00:00:00</dc:date>
              <text:p text:style-name="P1"><text:span text:style-name="T1">Goes to bed at 11pm, 1st meeting at 9am</text:span></text:p>
            </office:annotation>
            <text:p>600</text:p>
          </table:table-cell>
          <table:table-cell office:value-type="float" office:value="0.797">
            <text:p>0.797</text:p>
          </table:table-cell>
          <table:table-cell table:formula="of:=([.I9]*[.H9])/60" office:value-type="float" office:value="7.97">
            <office:annotation office:display="true" draw:style-name="gr1" draw:text-style-name="P1" svg:width="2.899cm" svg:height="4.151cm" svg:x="27.791cm" svg:y="6.011cm" draw:caption-point-x="1.851cm" draw:caption-point-y="-2.587cm">
              <dc:date>2014-11-20T00:00:00</dc:date>
              <text:p text:style-name="P1"><text:span text:style-name="T1">Person wakes up around 6.58am</text:span></text:p>
              <text:p text:style-name="P1"><text:span text:style-name="T1"/></text:p>
              <text:p text:style-name="P1"><text:span text:style-name="T1">Commute 90mins</text:span></text:p>
              <text:p text:style-name="P1"><text:span text:style-name="T1"/></text:p>
              <text:p text:style-name="P1"><text:span text:style-name="T1">Time to get ready 30 mins roughly</text:span></text:p>
            </office:annotation>
            <text:p>7.97</text:p>
          </table:table-cell>
          <table:table-cell office:value-type="float" office:value="0.6">
            <text:p>0.6</text:p>
          </table:table-cell>
          <table:table-cell table:formula="of:=[.H9]" office:value-type="float" office:value="600">
            <text:p>600</text:p>
          </table:table-cell>
          <table:table-cell office:value-type="float" office:value="0.9">
            <text:p>0.9</text:p>
          </table:table-cell>
          <table:table-cell office:value-type="float" office:value="50">
            <text:p>50</text:p>
          </table:table-cell>
          <table:table-cell office:value-type="float" office:value="1.03">
            <text:p>1.03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n </meta:initial-creator>
    <meta:creation-date>2014-11-19T14:47:55</meta:creation-date>
    <dc:date>2014-11-20T10:51:24</dc:date>
    <dc:creator>Aran </dc:creator>
    <meta:editing-duration>PT2H10M29S</meta:editing-duration>
    <meta:editing-cycles>22</meta:editing-cycles>
    <meta:generator>LibreOffice/3.5$Linux_X86_64 LibreOffice_project/350m1$Build-2</meta:generator>
    <meta:document-statistic meta:table-count="4" meta:cell-count="185" meta:object-count="0"/>
  </office:meta>
</office:document-meta>
</file>